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Gubbi" svg:font-family="Gubbi" style:font-pitch="variable"/>
    <style:font-face style:name="Karumbi" svg:font-family="Karumbi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bf3e8" officeooo:paragraph-rsid="000bf3e8"/>
    </style:style>
    <style:style style:name="P2" style:family="paragraph" style:parent-style-name="Text_20_body">
      <style:text-properties style:font-name="Purisa" officeooo:rsid="000c4a67" officeooo:paragraph-rsid="000c4a67"/>
    </style:style>
    <style:style style:name="P3" style:family="paragraph" style:parent-style-name="Text_20_body">
      <style:text-properties style:font-name="Purisa" officeooo:rsid="000c4a67" officeooo:paragraph-rsid="000e03f7"/>
    </style:style>
    <style:style style:name="P4" style:family="paragraph" style:parent-style-name="Text_20_body">
      <style:text-properties style:font-name="Purisa" officeooo:rsid="000c4a67" officeooo:paragraph-rsid="00109558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e03f7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bold" officeooo:rsid="000e03f7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weight="bold" officeooo:rsid="000e03f7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ads share</text:p>
      <text:p text:style-name="P1"><text:tab/>&gt;&gt; run in shared memory space</text:p>
      <text:p text:style-name="P1"><text:tab/>&gt;&gt; code section</text:p>
      <text:p text:style-name="P1"><text:tab/>&gt;&gt; data section</text:p>
      <text:p text:style-name="P1"><text:tab/>&gt;&gt; os resources like files and signals</text:p>
      <text:p text:style-name="P1"/>
      <text:p text:style-name="P1">Threads have individual<text:tab/></text:p>
      <text:p text:style-name="P1"><text:tab/>&gt;&gt; Program counter</text:p>
      <text:p text:style-name="P1"><text:tab/>&gt;&gt; stack space</text:p>
      <text:p text:style-name="P1"><text:tab/>&gt;&gt; register set</text:p>
      <text:p text:style-name="P1"><text:tab/></text:p>
      <text:p text:style-name="P1"/>
      <text:p text:style-name="P1">Advantages :</text:p>
      <text:p text:style-name="P1"><text:tab/>&gt;&gt; Responsiveness</text:p>
      <text:p text:style-name="P1"><text:tab/>&gt;&gt; faster context switch</text:p>
      <text:p text:style-name="P1"><text:tab/>&gt;&gt; effective utilisation of multiprocessor system</text:p>
      <text:p text:style-name="P1"><text:tab/>&gt;&gt; resource sharing </text:p>
      <text:p text:style-name="P1"><text:tab/>&gt;&gt; communication</text:p>
      <text:p text:style-name="P2"><text:span text:style-name="T1"/></text:p>
      <text:p text:style-name="P4"><text:span text:style-name="T1">Multithreading models</text:span></text:p>
      <text:p text:style-name="P4"><text:span text:style-name="T1"><text:tab/>&gt;&gt;one to one</text:span></text:p>
      <text:p text:style-name="P2"><text:span text:style-name="T1"><text:tab/>&gt;&gt;one to many</text:span></text:p>
      <text:p text:style-name="P3"><text:span text:style-name="T1"><text:tab/>&gt;&gt; many to many</text:span></text:p>
      <text:p text:style-name="P3"><text:span text:style-name="T1"/></text:p>
      <text:p text:style-name="P3"><text:span text:style-name="T1">* </text:span><text:span text:style-name="T2">most of the os uses </text:span><text:span text:style-name="T3">segmentation with paging</text:span><text:span text:style-name="T2"> for memory management. 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Gubbi" svg:font-family="Gubbi" style:font-pitch="variable"/>
    <style:font-face style:name="Karumbi" svg:font-family="Karumbi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1:19:14.811939213</meta:creation-date>
    <dc:date>2018-07-16T12:44:49.395991499</dc:date>
    <meta:editing-duration>PT13M34S</meta:editing-duration>
    <meta:editing-cycles>1</meta:editing-cycles>
    <meta:document-statistic meta:table-count="0" meta:image-count="0" meta:object-count="0" meta:page-count="1" meta:paragraph-count="21" meta:word-count="76" meta:character-count="467" meta:non-whitespace-character-count="391"/>
    <meta:generator>LibreOffice/6.0.3.2$Linux_X86_64 LibreOffice_project/00m0$Build-2</meta:generator>
  </office:meta>
</office:document-meta>
</file>